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5000001A1DB0DE697F5251B11.png" manifest:media-type="image/png"/>
  <manifest:file-entry manifest:full-path="Pictures/10000000000001AB00000295DD0D1766E21F13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66" draw:textarea-horizontal-align="justify" draw:textarea-vertical-align="middle" draw:auto-grow-height="false" fo:min-height="3.018cm" fo:min-width="4.702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043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044cm" fo:min-width="0cm"/>
    </style:style>
    <style:style style:name="gr5" style:family="graphic" style:parent-style-name="standard">
      <style:graphic-properties draw:fill="solid" draw:fill-color="#00cc33" draw:textarea-horizontal-align="justify" draw:textarea-vertical-align="middle" draw:auto-grow-height="false" fo:min-height="0.056cm" fo:min-width="0.412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056cm" fo:min-width="0.413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 fo:min-height="0.057cm" fo:min-width="0.412cm"/>
    </style:style>
    <style:style style:name="gr8" style:family="graphic" style:parent-style-name="standard">
      <style:graphic-properties draw:fill="solid" draw:fill-color="#ff3333" draw:textarea-horizontal-align="justify" draw:textarea-vertical-align="middle" draw:auto-grow-height="false" fo:min-height="0.057cm" fo:min-width="0.41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56cm" fo:min-width="0.412cm"/>
    </style:style>
    <style:style style:name="gr10" style:family="graphic" style:parent-style-name="standard">
      <style:graphic-properties draw:stroke="solid" svg:stroke-width="0.053cm" svg:stroke-color="#cccccc" draw:marker-start="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18cm" svg:stroke-color="#cccccc" draw:marker-start="" draw:marker-start-width="0.226cm" draw:marker-end-width="0.226cm" draw:fill="solid" draw:fill-color="#000000" draw:textarea-horizontal-align="justify" draw:textarea-vertical-align="middle" draw:auto-grow-height="false" fo:min-height="1.95cm" fo:min-width="1.67cm" fo:padding-top="0.133cm" fo:padding-bottom="0.133cm" fo:padding-left="0.258cm" fo:padding-right="0.258cm"/>
    </style:style>
    <style:style style:name="gr12" style:family="graphic" style:parent-style-name="standard">
      <style:graphic-properties draw:stroke="none" svg:stroke-width="0.018cm" svg:stroke-color="#cccccc" draw:marker-start="" draw:marker-start-width="0.226cm" draw:marker-end-width="0.226cm" draw:fill="solid" draw:fill-color="#333333" draw:textarea-horizontal-align="justify" draw:textarea-vertical-align="middle" draw:auto-grow-height="false" fo:min-height="1.472cm" fo:min-width="1.199cm" fo:padding-top="0.133cm" fo:padding-bottom="0.133cm" fo:padding-left="0.258cm" fo:padding-right="0.258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6cm" svg:stroke-color="#999999" draw:marker-start-width="0.358cm" draw:marker-end-width="0.358cm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cc00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333ff" draw:marker-start-width="0.359cm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3333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996600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333366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cc33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cc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0000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3333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 draw:fill-color="#000000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3.4cm" svg:x="22.4cm" svg:y="8.704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custom-shape draw:style-name="gr2" draw:text-style-name="P2" draw:layer="layout" svg:width="0.327cm" svg:height="0.323cm" svg:x="22.511cm" svg:y="9.5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2.577cm" svg:y="9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4" draw:text-style-name="P2" draw:layer="layout" svg:width="0.327cm" svg:height="0.324cm" svg:x="22.511cm" svg:y="9.9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2.577cm" svg:y="9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2" draw:text-style-name="P2" draw:layer="layout" svg:width="0.327cm" svg:height="0.323cm" svg:x="22.511cm" svg:y="10.2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2.577cm" svg:y="10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" draw:text-style-name="P2" draw:layer="layout" svg:width="0.327cm" svg:height="0.323cm" svg:x="22.511cm" svg:y="10.5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2.577cm" svg:y="10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2" draw:text-style-name="P2" draw:layer="layout" svg:width="0.327cm" svg:height="0.323cm" svg:x="22.511cm" svg:y="10.9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2.577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0.944cm" svg:height="0.338cm" svg:x="22.923cm" svg:y="10.569cm">
          <text:p text:style-name="P4"><text:span text:style-name="T1">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45cm" svg:height="0.338cm" svg:x="22.909cm" svg:y="10.919cm">
          <text:p text:style-name="P4"><text:span text:style-name="T1">S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944cm" svg:height="0.339cm" svg:x="22.923cm" svg:y="10.236cm">
          <text:p text:style-name="P4"><text:span text:style-name="T1">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944cm" svg:height="0.339cm" svg:x="22.923cm" svg:y="9.903cm">
          <text:p text:style-name="P4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944cm" svg:height="0.338cm" svg:x="22.923cm" svg:y="9.571cm">
          <text:p text:style-name="P4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0.393cm" svg:height="0.399cm" svg:x="22.541cm" svg:y="8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393cm" svg:height="0.398cm" svg:x="22.541cm" svg:y="1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09cm" svg:height="3.132cm" svg:x="23.911cm" svg:y="8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2.423cm" svg:height="2.456cm" svg:x="24.244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394cm" svg:height="0.399cm" svg:x="27.207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393cm" svg:height="0.398cm" svg:x="27.208cm" svg:y="1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17.378cm" svg:height="8.827cm" svg:x="1.3cm" svg:y="5.973cm">
          <draw:image xlink:href="Pictures/1000000000000335000001A1DB0DE697F5251B11.png" xlink:type="simple" xlink:show="embed" xlink:actuate="onLoad">
            <text:p/>
          </draw:image>
        </draw:frame>
        <draw:custom-shape draw:style-name="gr3" draw:text-style-name="P3" xml:id="id6" draw:id="id6" draw:layer="layout" svg:width="0.2cm" svg:height="0.2cm" svg:x="15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cm" svg:height="0.2cm" svg:x="15.30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2cm" svg:height="0.2cm" svg:x="13.166cm" svg:y="13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2cm" svg:height="0.2cm" svg:x="14.039cm" svg:y="13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cm" svg:height="0.2cm" svg:x="15.916cm" svg:y="7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line-skew="-0.491cm 0.886cm" svg:x1="16.016cm" svg:y1="7.192cm" svg:x2="22.511cm" svg:y2="11.095cm" draw:start-shape="id1" draw:start-glue-point="4" draw:end-shape="id2" draw:end-glue-point="3" svg:d="M16016 7192v-992h4184v4895h2311" svg:viewBox="0 0 6496 4896">
          <text:p/>
        </draw:connector>
        <draw:connector draw:style-name="gr15" draw:text-style-name="P4" draw:layer="layout" draw:line-skew="0.194cm 0.733cm" svg:x1="22.511cm" svg:y1="10.757cm" svg:x2="15.401cm" svg:y2="13.265cm" draw:start-shape="id3" draw:start-glue-point="3" draw:end-shape="id4" draw:end-glue-point="8" svg:d="M22511 10757h-3311v3743h-3799v-1235" svg:viewBox="0 0 7111 3744">
          <text:p/>
        </draw:connector>
        <draw:connector draw:style-name="gr16" draw:text-style-name="P4" draw:layer="layout" draw:line-skew="0cm 0.434cm" svg:x1="22.511cm" svg:y1="10.417cm" svg:x2="15.1cm" svg:y2="13.264cm" draw:start-shape="id5" draw:start-glue-point="3" draw:end-shape="id6" draw:end-glue-point="8" svg:d="M22511 10417h-3655v3783h-3756v-936" svg:viewBox="0 0 7412 3784">
          <text:p/>
        </draw:connector>
        <draw:connector draw:style-name="gr17" draw:text-style-name="P4" draw:layer="layout" draw:line-skew="0.261cm 1.344cm" svg:x1="22.511cm" svg:y1="10.079cm" svg:x2="13.266cm" svg:y2="13.254cm" draw:start-shape="id7" draw:start-glue-point="3" draw:end-shape="id8" draw:end-glue-point="8" svg:d="M22511 10079h-4311v5021h-4934v-1846" svg:viewBox="0 0 9246 5022">
          <text:p/>
        </draw:connector>
        <draw:connector draw:style-name="gr18" draw:text-style-name="P4" draw:layer="layout" draw:line-skew="0.125cm 1.043cm" svg:x1="22.511cm" svg:y1="9.739cm" svg:x2="14.139cm" svg:y2="13.255cm" draw:start-shape="id9" draw:start-glue-point="3" draw:end-shape="id10" draw:end-glue-point="8" svg:d="M22511 9739h-4011v5061h-4361v-1545" svg:viewBox="0 0 8373 5062">
          <text:p/>
        </draw:connector>
        <draw:frame draw:style-name="gr13" draw:text-style-name="P12" draw:layer="layout" svg:width="3.85cm" svg:height="5.96cm" draw:transform="rotate (1.5707963267949) translate (21.3cm 6.95cm)">
          <draw:image xlink:href="Pictures/10000000000001AB00000295DD0D1766E21F1374.png" xlink:type="simple" xlink:show="embed" xlink:actuate="onLoad">
            <text:p/>
          </draw:image>
        </draw:frame>
        <draw:frame draw:style-name="gr13" draw:text-style-name="P12" draw:layer="layout" svg:width="5.103cm" svg:height="7.9cm" draw:transform="rotate (1.5707963267949) translate (20.8cm 7.1cm)">
          <draw:image xlink:href="Pictures/10000000000001AB00000295DD0D1766E21F1374.png" xlink:type="simple" xlink:show="embed" xlink:actuate="onLoad">
            <text:p/>
          </draw:image>
        </draw:frame>
        <draw:custom-shape draw:style-name="gr3" draw:text-style-name="P3" xml:id="id12" draw:id="id12" draw:layer="layout" svg:width="0.2cm" svg:height="0.2cm" svg:x="14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2" draw:text-style-name="P2" draw:layer="layout" svg:width="0.327cm" svg:height="0.323cm" svg:x="21.8cm" svg:y="3.9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866cm" svg:y="4.0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" draw:id="id13">
          <draw:custom-shape draw:style-name="gr2" draw:text-style-name="P2" draw:layer="layout" svg:width="0.327cm" svg:height="0.323cm" svg:x="21.8cm" svg:y="4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866cm" svg:y="4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5" draw:id="id15">
          <draw:custom-shape draw:style-name="gr2" draw:text-style-name="P2" draw:layer="layout" svg:width="0.327cm" svg:height="0.323cm" svg:x="21.8cm" svg:y="4.5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866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4" draw:layer="layout" svg:x1="21.8cm" svg:y1="4.138cm" svg:x2="14.5cm" svg:y2="7.2cm" draw:start-shape="id11" draw:start-glue-point="3" draw:end-shape="id12" draw:end-glue-point="4" svg:d="M21800 4138h-7300v3062" svg:viewBox="0 0 7301 3063">
          <text:p/>
        </draw:connector>
        <draw:custom-shape draw:style-name="gr3" draw:text-style-name="P3" xml:id="id14" draw:id="id14" draw:layer="layout" svg:width="0.2cm" svg:height="0.2cm" svg:x="16.33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2cm" svg:height="0.2cm" svg:x="16.335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line-skew="-1.567cm" svg:x1="21.8cm" svg:y1="4.438cm" svg:x2="16.505cm" svg:y2="8.971cm" draw:start-shape="id13" draw:start-glue-point="3" draw:end-shape="id14" draw:end-glue-point="9" svg:d="M21800 4438h-4200v4533h-1095" svg:viewBox="0 0 5296 4534">
          <text:p/>
        </draw:connector>
        <draw:connector draw:style-name="gr21" draw:text-style-name="P4" draw:layer="layout" draw:line-skew="-1.268cm" svg:x1="21.8cm" svg:y1="4.738cm" svg:x2="16.535cm" svg:y2="10.701cm" draw:start-shape="id15" draw:start-glue-point="3" draw:end-shape="id16" draw:end-glue-point="10" svg:d="M21800 4738h-3900v5963h-1365" svg:viewBox="0 0 5266 59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9:06:07.199000000</meta:creation-date>
    <dc:date>2016-10-15T13:46:50.021000000</dc:date>
    <meta:editing-duration>PT3H24M16S</meta:editing-duration>
    <meta:editing-cycles>6</meta:editing-cycles>
    <meta:generator>LibreOffice/5.1.2.2$Windows_x86 LibreOffice_project/d3bf12ecb743fc0d20e0be0c58ca359301eb705f</meta:generator>
    <meta:document-statistic meta:object-count="55"/>
  </office:meta>
</office:document-meta>
</file>